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Lucida Sans1" svg:font-family="'Lucida Sans'"/>
    <style:font-face style:name="OpenSymbol" svg:font-family="OpenSymbol"/>
    <style:font-face style:name="SimSun" svg:font-family="SimSun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51cm" style:rel-column-width="10231*"/>
    </style:style>
    <style:style style:name="Tabla32.B" style:family="table-column">
      <style:table-column-properties style:column-width="2.517cm" style:rel-column-width="13201*"/>
    </style:style>
    <style:style style:name="Tabla32.C" style:family="table-column">
      <style:table-column-properties style:column-width="3.969cm" style:rel-column-width="20815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2.D1" style:family="table-cell">
      <style:table-cell-properties style:vertical-align="middle" fo:padding="0.097cm" fo:border="0.018cm solid #666666"/>
    </style:style>
    <style:style style:name="Tabla32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2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2.C3" style:family="table-cell">
      <style:table-cell-properties fo:padding="0.097cm" fo:border-left="0.018cm solid #666666" fo:border-right="none" fo:border-top="none" fo:border-bottom="0.018cm solid #666666"/>
    </style:style>
    <style:style style:name="Tabla32.D3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3.D1" style:family="table-cell">
      <style:table-cell-properties style:vertical-align="middle" fo:padding="0.097cm" fo:border="0.018cm solid #666666"/>
    </style:style>
    <style:style style:name="Tabla33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3.C2" style:family="table-cell">
      <style:table-cell-properties fo:padding="0.097cm" fo:border-left="0.018cm solid #666666" fo:border-right="none" fo:border-top="none" fo:border-bottom="0.018cm solid #666666"/>
    </style:style>
    <style:style style:name="Tabla33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5.D1" style:family="table-cell">
      <style:table-cell-properties style:vertical-align="middle" fo:padding="0.097cm" fo:border="0.018cm solid #666666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74cm" style:rel-column-width="10352*"/>
    </style:style>
    <style:style style:name="Tabla36.B" style:family="table-column">
      <style:table-column-properties style:column-width="2.54cm" style:rel-column-width="13321*"/>
    </style:style>
    <style:style style:name="Tabla36.C" style:family="table-column">
      <style:table-column-properties style:column-width="3.923cm" style:rel-column-width="20574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6.D1" style:family="table-cell">
      <style:table-cell-properties style:vertical-align="middle" fo:padding="0.097cm" fo:border="0.018cm solid #666666"/>
    </style:style>
    <style:style style:name="Tabla3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6.C2" style:family="table-cell">
      <style:table-cell-properties fo:padding="0.097cm" fo:border-left="0.018cm solid #666666" fo:border-right="none" fo:border-top="none" fo:border-bottom="0.018cm solid #666666"/>
    </style:style>
    <style:style style:name="Tabla36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6.D3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7" style:family="table">
      <style:table-properties style:width="12.495cm" fo:margin-left="0cm" fo:margin-right="0.355cm" table:align="margins"/>
    </style:style>
    <style:style style:name="Tabla37.A" style:family="table-column">
      <style:table-column-properties style:column-width="1.974cm" style:rel-column-width="10352*"/>
    </style:style>
    <style:style style:name="Tabla37.B" style:family="table-column">
      <style:table-column-properties style:column-width="2.54cm" style:rel-column-width="13321*"/>
    </style:style>
    <style:style style:name="Tabla37.C" style:family="table-column">
      <style:table-column-properties style:column-width="3.923cm" style:rel-column-width="20574*"/>
    </style:style>
    <style:style style:name="Tabla37.D" style:family="table-column">
      <style:table-column-properties style:column-width="4.059cm" style:rel-column-width="21288*"/>
    </style:style>
    <style:style style:name="Tabla3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7.D1" style:family="table-cell">
      <style:table-cell-properties style:vertical-align="middle" fo:padding="0.097cm" fo:border="0.018cm solid #666666"/>
    </style:style>
    <style:style style:name="Tabla37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7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7.C3" style:family="table-cell">
      <style:table-cell-properties fo:padding="0.097cm" fo:border-left="0.018cm solid #666666" fo:border-right="none" fo:border-top="none" fo:border-bottom="0.018cm solid #666666"/>
    </style:style>
    <style:style style:name="Tabla37.D3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74cm" style:rel-column-width="10352*"/>
    </style:style>
    <style:style style:name="Tabla146.B" style:family="table-column">
      <style:table-column-properties style:column-width="2.54cm" style:rel-column-width="13321*"/>
    </style:style>
    <style:style style:name="Tabla146.C" style:family="table-column">
      <style:table-column-properties style:column-width="3.923cm" style:rel-column-width="20574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46.D1" style:family="table-cell">
      <style:table-cell-properties style:vertical-align="middle" fo:padding="0.097cm" fo:border="0.018cm solid #666666"/>
    </style:style>
    <style:style style:name="Tabla14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46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90" style:family="table">
      <style:table-properties style:width="12.495cm" fo:margin-left="0cm" fo:margin-right="0.355cm" table:align="margins"/>
    </style:style>
    <style:style style:name="Tabla390.A" style:family="table-column">
      <style:table-column-properties style:column-width="1.974cm" style:rel-column-width="10352*"/>
    </style:style>
    <style:style style:name="Tabla390.B" style:family="table-column">
      <style:table-column-properties style:column-width="2.54cm" style:rel-column-width="13321*"/>
    </style:style>
    <style:style style:name="Tabla390.C" style:family="table-column">
      <style:table-column-properties style:column-width="3.923cm" style:rel-column-width="20574*"/>
    </style:style>
    <style:style style:name="Tabla390.D" style:family="table-column">
      <style:table-column-properties style:column-width="4.059cm" style:rel-column-width="21288*"/>
    </style:style>
    <style:style style:name="Tabla39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90.D1" style:family="table-cell">
      <style:table-cell-properties style:vertical-align="middle" fo:padding="0.097cm" fo:border="0.018cm solid #666666"/>
    </style:style>
    <style:style style:name="Tabla390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90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61.D1" style:family="table-cell">
      <style:table-cell-properties style:vertical-align="middle" fo:padding="0.097cm" fo:border="0.018cm solid #666666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62.D1" style:family="table-cell">
      <style:table-cell-properties style:vertical-align="middle" fo:padding="0.097cm" fo:border="0.018cm solid #666666"/>
    </style:style>
    <style:style style:name="Tabla402" style:family="table">
      <style:table-properties style:width="12.495cm" fo:margin-left="0cm" fo:margin-right="0.355cm" table:align="margins"/>
    </style:style>
    <style:style style:name="Tabla402.A" style:family="table-column">
      <style:table-column-properties style:column-width="1.974cm" style:rel-column-width="10352*"/>
    </style:style>
    <style:style style:name="Tabla402.B" style:family="table-column">
      <style:table-column-properties style:column-width="2.54cm" style:rel-column-width="13321*"/>
    </style:style>
    <style:style style:name="Tabla402.C" style:family="table-column">
      <style:table-column-properties style:column-width="3.923cm" style:rel-column-width="20574*"/>
    </style:style>
    <style:style style:name="Tabla402.D" style:family="table-column">
      <style:table-column-properties style:column-width="4.059cm" style:rel-column-width="21288*"/>
    </style:style>
    <style:style style:name="Tabla40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02.D1" style:family="table-cell">
      <style:table-cell-properties style:vertical-align="middle" fo:padding="0.097cm" fo:border="0.018cm solid #666666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2cm" style:rel-column-width="1032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3cm" style:rel-column-width="21379*"/>
    </style:style>
    <style:style style:name="Tabla16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63.D1" style:family="table-cell">
      <style:table-cell-properties fo:padding="0.097cm" fo:border="0.018cm solid #666666"/>
    </style:style>
    <style:style style:name="Tabla163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63.C2" style:family="table-cell">
      <style:table-cell-properties fo:padding="0.097cm" fo:border-left="0.018cm solid #666666" fo:border-right="none" fo:border-top="none" fo:border-bottom="0.018cm solid #666666"/>
    </style:style>
    <style:style style:name="Tabla163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64.D1" style:family="table-cell">
      <style:table-cell-properties style:vertical-align="middle" fo:padding="0.097cm" fo:border="0.018cm solid #666666"/>
    </style:style>
    <style:style style:name="Tabla164.C2" style:family="table-cell">
      <style:table-cell-properties fo:padding="0.097cm" fo:border-left="0.018cm solid #666666" fo:border-right="none" fo:border-top="none" fo:border-bottom="0.018cm solid #666666"/>
    </style:style>
    <style:style style:name="Tabla164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64.B3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97" style:family="table">
      <style:table-properties style:width="12.495cm" fo:margin-left="0cm" fo:margin-right="0.355cm" table:align="margins"/>
    </style:style>
    <style:style style:name="Tabla397.A" style:family="table-column">
      <style:table-column-properties style:column-width="1.928cm" style:rel-column-width="10111*"/>
    </style:style>
    <style:style style:name="Tabla397.B" style:family="table-column">
      <style:table-column-properties style:column-width="2.517cm" style:rel-column-width="13201*"/>
    </style:style>
    <style:style style:name="Tabla397.C" style:family="table-column">
      <style:table-column-properties style:column-width="3.992cm" style:rel-column-width="20935*"/>
    </style:style>
    <style:style style:name="Tabla397.D" style:family="table-column">
      <style:table-column-properties style:column-width="4.059cm" style:rel-column-width="21288*"/>
    </style:style>
    <style:style style:name="Tabla39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97.D1" style:family="table-cell">
      <style:table-cell-properties fo:padding="0.097cm" fo:border="0.018cm solid #666666"/>
    </style:style>
    <style:style style:name="Tabla397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97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65" style:family="table">
      <style:table-properties style:width="12.495cm" fo:margin-left="0cm" fo:margin-right="0.355cm" table:align="margins"/>
    </style:style>
    <style:style style:name="Tabla165.A" style:family="table-column">
      <style:table-column-properties style:column-width="1.928cm" style:rel-column-width="10111*"/>
    </style:style>
    <style:style style:name="Tabla165.B" style:family="table-column">
      <style:table-column-properties style:column-width="2.517cm" style:rel-column-width="13201*"/>
    </style:style>
    <style:style style:name="Tabla165.C" style:family="table-column">
      <style:table-column-properties style:column-width="3.992cm" style:rel-column-width="20935*"/>
    </style:style>
    <style:style style:name="Tabla165.D" style:family="table-column">
      <style:table-column-properties style:column-width="4.059cm" style:rel-column-width="21288*"/>
    </style:style>
    <style:style style:name="Tabla16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65.D1" style:family="table-cell">
      <style:table-cell-properties fo:padding="0.097cm" fo:border="0.018cm solid #666666"/>
    </style:style>
    <style:style style:name="Tabla198" style:family="table">
      <style:table-properties style:width="12.472cm" fo:margin-left="0cm" fo:margin-right="0.377cm" table:align="margins"/>
    </style:style>
    <style:style style:name="Tabla198.A" style:family="table-column">
      <style:table-column-properties style:column-width="1.928cm" style:rel-column-width="10130*"/>
    </style:style>
    <style:style style:name="Tabla198.B" style:family="table-column">
      <style:table-column-properties style:column-width="2.54cm" style:rel-column-width="13346*"/>
    </style:style>
    <style:style style:name="Tabla198.C" style:family="table-column">
      <style:table-column-properties style:column-width="3.969cm" style:rel-column-width="20853*"/>
    </style:style>
    <style:style style:name="Tabla198.D" style:family="table-column">
      <style:table-column-properties style:column-width="4.036cm" style:rel-column-width="21206*"/>
    </style:style>
    <style:style style:name="Tabla19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98.D1" style:family="table-cell">
      <style:table-cell-properties style:vertical-align="middle" fo:padding="0.097cm" fo:border="0.018cm solid #666666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03.D1" style:family="table-cell">
      <style:table-cell-properties style:vertical-align="middle" fo:padding="0.097cm" fo:border="0.018cm solid #666666"/>
    </style:style>
    <style:style style:name="Tabla303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03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15" style:family="table">
      <style:table-properties style:width="12.518cm" fo:margin-left="0cm" fo:margin-right="0.332cm" table:align="margins"/>
    </style:style>
    <style:style style:name="Tabla315.A" style:family="table-column">
      <style:table-column-properties style:column-width="1.974cm" style:rel-column-width="10333*"/>
    </style:style>
    <style:style style:name="Tabla315.B" style:family="table-column">
      <style:table-column-properties style:column-width="2.494cm" style:rel-column-width="13057*"/>
    </style:style>
    <style:style style:name="Tabla315.C" style:family="table-column">
      <style:table-column-properties style:column-width="3.969cm" style:rel-column-width="20776*"/>
    </style:style>
    <style:style style:name="Tabla315.D" style:family="table-column">
      <style:table-column-properties style:column-width="4.082cm" style:rel-column-width="21369*"/>
    </style:style>
    <style:style style:name="Tabla31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15.D1" style:family="table-cell">
      <style:table-cell-properties style:vertical-align="middle" fo:padding="0.097cm" fo:border="0.018cm solid #666666"/>
    </style:style>
    <style:style style:name="Tabla315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15.C2" style:family="table-cell">
      <style:table-cell-properties fo:padding="0.097cm" fo:border-left="0.018cm solid #666666" fo:border-right="none" fo:border-top="none" fo:border-bottom="0.018cm solid #666666"/>
    </style:style>
    <style:style style:name="Tabla315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94" style:family="table">
      <style:table-properties style:width="12.495cm" fo:margin-left="0cm" fo:margin-right="0.355cm" table:align="margins"/>
    </style:style>
    <style:style style:name="Tabla394.A" style:family="table-column">
      <style:table-column-properties style:column-width="1.928cm" style:rel-column-width="10111*"/>
    </style:style>
    <style:style style:name="Tabla394.B" style:family="table-column">
      <style:table-column-properties style:column-width="2.517cm" style:rel-column-width="13201*"/>
    </style:style>
    <style:style style:name="Tabla394.C" style:family="table-column">
      <style:table-column-properties style:column-width="3.992cm" style:rel-column-width="20935*"/>
    </style:style>
    <style:style style:name="Tabla394.D" style:family="table-column">
      <style:table-column-properties style:column-width="4.059cm" style:rel-column-width="21288*"/>
    </style:style>
    <style:style style:name="Tabla39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94.D1" style:family="table-cell">
      <style:table-cell-properties fo:padding="0.097cm" fo:border="0.018cm solid #666666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29.D1" style:family="table-cell">
      <style:table-cell-properties style:vertical-align="middle" fo:padding="0.097cm" fo:border="0.018cm solid #666666"/>
    </style:style>
    <style:style style:name="Tabla329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29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30.D1" style:family="table-cell">
      <style:table-cell-properties style:vertical-align="middle" fo:padding="0.097cm" fo:border="0.018cm solid #666666"/>
    </style:style>
    <style:style style:name="Tabla330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30.C2" style:family="table-cell">
      <style:table-cell-properties fo:padding="0.097cm" fo:border-left="0.018cm solid #666666" fo:border-right="none" fo:border-top="none" fo:border-bottom="0.018cm solid #666666"/>
    </style:style>
    <style:style style:name="Tabla330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38.D1" style:family="table-cell">
      <style:table-cell-properties style:vertical-align="middle" fo:padding="0.097cm" fo:border="0.018cm solid #666666"/>
    </style:style>
    <style:style style:name="Tabla338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38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414" style:family="table">
      <style:table-properties style:width="12.495cm" fo:margin-left="0cm" fo:margin-right="0.355cm" table:align="margins"/>
    </style:style>
    <style:style style:name="Tabla414.A" style:family="table-column">
      <style:table-column-properties style:column-width="1.974cm" style:rel-column-width="10352*"/>
    </style:style>
    <style:style style:name="Tabla414.B" style:family="table-column">
      <style:table-column-properties style:column-width="2.54cm" style:rel-column-width="13321*"/>
    </style:style>
    <style:style style:name="Tabla414.C" style:family="table-column">
      <style:table-column-properties style:column-width="3.923cm" style:rel-column-width="20574*"/>
    </style:style>
    <style:style style:name="Tabla414.D" style:family="table-column">
      <style:table-column-properties style:column-width="4.059cm" style:rel-column-width="21288*"/>
    </style:style>
    <style:style style:name="Tabla41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14.D1" style:family="table-cell">
      <style:table-cell-properties style:vertical-align="middle" fo:padding="0.097cm" fo:border="0.018cm solid #666666"/>
    </style:style>
    <style:style style:name="Tabla414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14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4" style:family="paragraph" style:parent-style-name="Standard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line-height="100%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2" style:font-size-asian="12.75pt" style:font-style-asian="normal" style:font-weight-asian="normal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2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" fo:font-size="40pt" style:font-name-asian="STKaiti" style:font-size-asian="40pt" style:font-size-complex="40pt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8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20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25" style:family="paragraph" style:parent-style-name="Table_20_Contents">
      <style:paragraph-properties fo:line-height="100%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line-height="100%"/>
      <style:text-properties style:font-name-asian="Arial" style:font-size-asian="10pt"/>
    </style:style>
    <style:style style:name="P28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31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line-height="100%"/>
      <style:text-properties style:use-window-font-color="true" style:font-name="Arial" fo:font-size="9pt" fo:font-weight="normal" style:font-name-asian="Arial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line-height="10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line-height="10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2" style:font-size-asian="12.75pt" style:font-style-asian="normal" style:font-weight-asian="normal" style:font-size-complex="10pt"/>
    </style:style>
    <style:style style:name="P36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fo:font-weight="normal" style:font-name-asian="Arial2" style:font-size-asian="12.75pt" style:font-style-asian="normal" style:font-weight-asian="normal" style:font-size-complex="10pt" style:font-weight-complex="normal"/>
    </style:style>
    <style:style style:name="P37" style:family="paragraph" style:parent-style-name="Table_20_Contents">
      <style:paragraph-properties fo:line-height="10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9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40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line-height="10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44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fo:font-weight="normal" style:font-name-asian="Arial2" style:font-size-asian="12.75pt" style:font-style-asian="normal" style:font-weight-asian="normal" style:font-size-complex="10pt" style:font-weight-complex="normal"/>
    </style:style>
    <style:style style:name="P45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46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47" style:family="paragraph" style:parent-style-name="Standard">
      <style:paragraph-properties fo:line-height="100%"/>
    </style:style>
    <style:style style:name="P48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fo:font-size="11pt" style:font-name-asian="Hiragino Maru Gothic Pro" style:font-size-asian="11pt" style:font-size-complex="11pt"/>
    </style:style>
    <style:style style:name="T3" style:family="text">
      <style:text-properties style:use-window-font-color="true" fo:font-size="11pt" fo:font-weight="normal" style:font-name-asian="Hiragino Maru Gothic Pro" style:font-size-asian="11pt" style:font-weight-asian="normal" style:font-size-complex="11pt" style:font-weight-complex="normal"/>
    </style:style>
    <style:style style:name="T4" style:family="text">
      <style:text-properties style:use-window-font-color="true" fo:font-size="9pt" style:font-size-asian="9pt" style:font-size-complex="9pt"/>
    </style:style>
    <style:style style:name="T5" style:family="text">
      <style:text-properties fo:font-size="12pt" style:font-name-asian="Hiragino Maru Gothic Pro" style:font-size-asian="12pt" style:font-size-complex="12pt"/>
    </style:style>
    <style:style style:name="T6" style:family="text">
      <style:text-properties style:font-name="Arial"/>
    </style:style>
    <style:style style:name="T7" style:family="text">
      <style:text-properties style:font-name="Arial" fo:font-size="9pt" style:font-name-asian="Arial" style:font-size-asian="9pt" style:font-size-complex="9pt"/>
    </style:style>
    <style:style style:name="T8" style:family="text">
      <style:text-properties style:font-name="Hiragino Maru Gothic Pro" style:font-name-asian="Hiragino Maru Gothic Pro"/>
    </style:style>
    <style:style style:name="T9" style:family="text">
      <style:text-properties style:font-name="Hiragino Maru Gothic Pro" fo:font-size="11pt" style:font-name-asian="Hiragino Maru Gothic Pro" style:font-size-asian="11pt" style:font-size-complex="11pt"/>
    </style:style>
    <style:style style:name="T10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11" style:family="text">
      <style:text-properties fo:font-size="11pt" style:font-name-asian="Hiragino Maru Gothic Pro" style:font-size-asian="11pt" style:font-size-complex="11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style:text-underline-style="none" style:font-size-asian="11pt" style:font-size-complex="11pt"/>
    </style:style>
    <style:style style:name="T14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15" style:family="text">
      <style:text-properties fo:font-size="11pt" style:font-name-asian="Hiragino Maru Gothic Pro" style:font-size-asian="11pt" style:font-size-complex="11pt"/>
    </style:style>
    <style:style style:name="T16" style:family="text">
      <style:text-properties fo:font-variant="normal" fo:text-transform="none" fo:color="#000000" fo:font-size="11pt" fo:letter-spacing="normal" style:font-name-asian="Hiragino Maru Gothic Pro" style:font-size-asian="11pt" style:font-style-asian="normal" style:font-weight-asian="normal" style:font-size-complex="11pt"/>
    </style:style>
    <style:style style:name="T17" style:family="text"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fo:font-weight="normal" style:font-size-asian="9pt" style:font-weight-asian="normal" style:font-size-complex="9pt" style:font-weight-complex="normal"/>
    </style:style>
    <style:style style:name="T20" style:family="text">
      <style:text-properties fo:font-size="9pt" style:font-name-asian="Hiragino Maru Gothic Pro" style:font-size-asian="9pt" style:font-size-complex="9pt"/>
    </style:style>
    <style:style style:name="T21" style:family="text">
      <style:text-properties fo:color="#000066" style:font-name="Courier" fo:font-size="9pt" style:font-size-asian="9pt" style:font-size-complex="9pt"/>
    </style:style>
    <style:style style:name="T22" style:family="text">
      <style:text-properties style:font-name="Courier"/>
    </style:style>
    <style:style style:name="T23" style:family="text">
      <style:text-properties style:font-name="Courier" fo:font-size="9pt" style:font-size-asian="9pt" style:font-size-complex="9pt"/>
    </style:style>
    <style:style style:name="T24" style:family="text">
      <style:text-properties style:font-name="Arial" fo:font-size="11pt" style:font-name-asian="Arial" style:font-size-asian="11pt" style:font-size-complex="11pt"/>
    </style:style>
    <style:style style:name="T25" style:family="text">
      <style:text-properties style:font-name="Arial" fo:font-size="9pt" style:font-name-asian="Arial" style:font-size-asian="9pt" style:font-size-complex="9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PARTES DEL CUERPO</text:p>
      <text:p text:style-name="P7"/>
      <text:p text:style-name="P7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header-rows>
          <table:table-row>
            <table:table-cell table:style-name="Tabla32.A1" table:number-rows-spanned="3" office:value-type="string">
              <text:p text:style-name="P13">口</text:p>
            </table:table-cell>
            <table:table-cell table:style-name="Tabla32.A1" table:number-rows-spanned="2" office:value-type="string">
              <text:p text:style-name="P37">くち · ぐち</text:p>
            </table:table-cell>
            <table:table-cell table:style-name="Tabla32.A1" office:value-type="string">
              <text:p text:style-name="P11"><text:ruby text:style-name="Ru1"><text:ruby-base><text:span text:style-name="T9">口</text:span></text:ruby-base><text:ruby-text>くち</text:ruby-text></text:ruby><text:span text:style-name="T18"> <text:s text:c="29"/>boca</text:span></text:p>
            </table:table-cell>
            <table:table-cell table:style-name="Tabla32.D1" office:value-type="string">
              <text:p text:style-name="P11"><text:ruby text:style-name="Ru1"><text:ruby-base><text:span text:style-name="T14">出</text:span></text:ruby-base><text:ruby-text>で</text:ruby-text></text:ruby><text:ruby text:style-name="Ru1"><text:ruby-base><text:span text:style-name="T14">口</text:span></text:ruby-base><text:ruby-text>ぐち</text:ruby-text></text:ruby><text:span text:style-name="T19"> <text:s text:c="24"/>salida</text:span></text:p>
            </table:table-cell>
          </table:table-row>
        </table:table-header-rows>
        <table:table-row>
          <table:covered-table-cell/>
          <table:covered-table-cell/>
          <table:table-cell table:style-name="Tabla32.A2" office:value-type="string">
            <text:p text:style-name="P11"><text:ruby text:style-name="Ru1"><text:ruby-base><text:span text:style-name="T9">入</text:span></text:ruby-base><text:ruby-text>い</text:ruby-text></text:ruby><text:span text:style-name="T9">り</text:span><text:ruby text:style-name="Ru1"><text:ruby-base><text:span text:style-name="T14">口</text:span></text:ruby-base><text:ruby-text>ぐち</text:ruby-text></text:ruby><text:span text:style-name="T18"> <text:s text:c="15"/>entrada</text:span></text:p>
          </table:table-cell>
          <table:table-cell table:style-name="Tabla32.D2" office:value-type="string">
            <text:p text:style-name="P11"/>
          </table:table-cell>
        </table:table-row>
        <table:table-row>
          <table:covered-table-cell/>
          <table:table-cell table:style-name="Tabla32.A2" office:value-type="string">
            <text:p text:style-name="P16">コウ</text:p>
          </table:table-cell>
          <table:table-cell table:style-name="Tabla32.C3" office:value-type="string">
            <text:p text:style-name="P18"><text:ruby text:style-name="Ru1"><text:ruby-base><text:span text:style-name="T9">人</text:span></text:ruby-base><text:ruby-text>じん</text:ruby-text></text:ruby><text:ruby text:style-name="Ru1"><text:ruby-base><text:span text:style-name="T9">口</text:span></text:ruby-base><text:ruby-text>こう</text:ruby-text></text:ruby><text:span text:style-name="T18"> <text:s text:c="16"/>población</text:span></text:p>
          </table:table-cell>
          <table:table-cell table:style-name="Tabla32.D3" office:value-type="string">
            <text:p text:style-name="P11"/>
          </table:table-cell>
        </table:table-row>
      </table:table>
      <text:p text:style-name="P1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13">頭</text:p>
          </table:table-cell>
          <table:table-cell table:style-name="Tabla33.A1" office:value-type="string">
            <text:p text:style-name="P22">あたま</text:p>
          </table:table-cell>
          <table:table-cell table:style-name="Tabla33.A1" office:value-type="string">
            <text:p text:style-name="P11"><text:ruby text:style-name="Ru1"><text:ruby-base><text:span text:style-name="T9">頭</text:span></text:ruby-base><text:ruby-text>あたま</text:ruby-text></text:ruby><text:span text:style-name="T18"> <text:s text:c="22"/>cabeza</text:span></text:p>
          </table:table-cell>
          <table:table-cell table:style-name="Tabla33.D1" office:value-type="string">
            <text:p text:style-name="P19"><text:s text:c="7"/></text:p>
          </table:table-cell>
        </table:table-row>
        <table:table-row>
          <table:covered-table-cell/>
          <table:table-cell table:style-name="Tabla33.B2" office:value-type="string">
            <text:p text:style-name="P29">トウ</text:p>
          </table:table-cell>
          <table:table-cell table:style-name="Tabla33.C2" office:value-type="string">
            <text:p text:style-name="P33"><text:span text:style-name="T13">~</text:span><text:ruby text:style-name="Ru1"><text:ruby-base><text:span text:style-name="T12">頭</text:span></text:ruby-base><text:ruby-text>とう</text:ruby-text></text:ruby><text:span text:style-name="T7"> </text:span></text:p>
            <text:p text:style-name="P32"><text:span text:style-name="T22"><text:s text:c="2"/>[animales</text:span><text:span text:style-name="T6"> </text:span><text:span text:style-name="T22">grandes]</text:span></text:p>
          </table:table-cell>
          <table:table-cell table:style-name="Tabla33.D2" office:value-type="string">
            <text:p text:style-name="P28">　 <text:s text:c="5"/></text:p>
          </table:table-cell>
        </table:table-row>
      </table:table>
      <text:p text:style-name="P1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13">顔</text:p>
          </table:table-cell>
          <table:table-cell table:style-name="Tabla35.A1" office:value-type="string">
            <text:p text:style-name="P22">かお</text:p>
          </table:table-cell>
          <table:table-cell table:style-name="Tabla35.A1" office:value-type="string">
            <text:p text:style-name="P11"><text:ruby text:style-name="Ru1"><text:ruby-base><text:span text:style-name="T9">顔</text:span></text:ruby-base><text:ruby-text>かお</text:ruby-text></text:ruby><text:span text:style-name="T18"> <text:s text:c="29"/>cara</text:span></text:p>
          </table:table-cell>
          <table:table-cell table:style-name="Tabla35.D1" office:value-type="string">
            <text:p text:style-name="P19"/>
          </table:table-cell>
        </table:table-row>
      </table:table>
      <text:p text:style-name="P1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>
          <table:table-cell table:style-name="Tabla36.A1" table:number-rows-spanned="3" office:value-type="string">
            <text:p text:style-name="P13">心</text:p>
          </table:table-cell>
          <table:table-cell table:style-name="Tabla36.A1" office:value-type="string">
            <text:p text:style-name="P22">こころ</text:p>
          </table:table-cell>
          <table:table-cell table:style-name="Tabla36.A1" office:value-type="string">
            <text:p text:style-name="P11"><text:ruby text:style-name="Ru1"><text:ruby-base><text:span text:style-name="T11">心</text:span></text:ruby-base><text:ruby-text>こころ</text:ruby-text></text:ruby><text:span text:style-name="T18"> <text:s/>corazón (metafórico)</text:span></text:p>
          </table:table-cell>
          <table:table-cell table:style-name="Tabla36.D1" office:value-type="string">
            <text:p text:style-name="P19"><text:s text:c="4"/></text:p>
          </table:table-cell>
        </table:table-row>
        <table:table-row>
          <table:covered-table-cell/>
          <table:table-cell table:style-name="Tabla36.B2" table:number-rows-spanned="2" office:value-type="string">
            <text:p text:style-name="P23">シン</text:p>
          </table:table-cell>
          <table:table-cell table:style-name="Tabla36.C2" office:value-type="string">
            <text:p text:style-name="P21"><text:ruby text:style-name="Ru1"><text:ruby-base><text:span text:style-name="T2">心</text:span></text:ruby-base><text:ruby-text>しん</text:ruby-text></text:ruby><text:span text:style-name="T11">ぞう</text:span><text:span text:style-name="T18"> </text:span></text:p>
            <text:p text:style-name="P26"><text:s text:c="14"/>corazón (órgano)</text:p>
          </table:table-cell>
          <table:table-cell table:style-name="Tabla36.D2" office:value-type="string">
            <text:p text:style-name="P20"><text:ruby text:style-name="Ru1"><text:ruby-base><text:span text:style-name="T2">中</text:span></text:ruby-base><text:ruby-text>ちゅう</text:ruby-text></text:ruby><text:ruby text:style-name="Ru1"><text:ruby-base><text:span text:style-name="T2">心</text:span></text:ruby-base><text:ruby-text>しん</text:ruby-text></text:ruby><text:span text:style-name="T4"> <text:s text:c="8"/>centro de algo</text:span></text:p>
          </table:table-cell>
        </table:table-row>
        <table:table-row>
          <table:covered-table-cell/>
          <table:covered-table-cell/>
          <table:table-cell table:style-name="Tabla36.C2" office:value-type="string">
            <text:p text:style-name="P21"><text:ruby text:style-name="Ru1"><text:ruby-base><text:span text:style-name="T11">安</text:span></text:ruby-base><text:ruby-text>あん</text:ruby-text></text:ruby><text:ruby text:style-name="Ru1"><text:ruby-base><text:span text:style-name="T11">心</text:span></text:ruby-base><text:ruby-text>しん</text:ruby-text></text:ruby><text:span text:style-name="T18"> <text:s text:c="13"/>tranquilidad</text:span></text:p>
          </table:table-cell>
          <table:table-cell table:style-name="Tabla36.D3" office:value-type="string">
            <text:p text:style-name="P21"><text:ruby text:style-name="Ru1"><text:ruby-base><text:span text:style-name="T11">安</text:span></text:ruby-base><text:ruby-text>あん</text:ruby-text></text:ruby><text:ruby text:style-name="Ru1"><text:ruby-base><text:span text:style-name="T11">心</text:span></text:ruby-base><text:ruby-text>しん</text:ruby-text></text:ruby><text:span text:style-name="T11">する</text:span><text:span text:style-name="T18"> <text:s text:c="3"/>tranquilizarse</text:span></text:p>
          </table:table-cell>
        </table:table-row>
      </table:table>
      <text:p text:style-name="P7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rows-spanned="3" office:value-type="string">
            <text:p text:style-name="P13">首</text:p>
          </table:table-cell>
          <table:table-cell table:style-name="Tabla37.A1" table:number-rows-spanned="2" office:value-type="string">
            <text:p text:style-name="P22">くび</text:p>
          </table:table-cell>
          <table:table-cell table:style-name="Tabla37.A1" office:value-type="string">
            <text:p text:style-name="P11"><text:ruby text:style-name="Ru1"><text:ruby-base><text:span text:style-name="T11">首</text:span></text:ruby-base><text:ruby-text>くび</text:ruby-text></text:ruby><text:span text:style-name="T18"> <text:s text:c="27"/>cuello</text:span></text:p>
          </table:table-cell>
          <table:table-cell table:style-name="Tabla37.D1" office:value-type="string">
            <text:p text:style-name="P19"><text:ruby text:style-name="Ru1"><text:ruby-base><text:span text:style-name="T9">足</text:span></text:ruby-base><text:ruby-text>あし</text:ruby-text></text:ruby><text:ruby text:style-name="Ru1"><text:ruby-base><text:span text:style-name="T9">首</text:span></text:ruby-base><text:ruby-text>くび</text:ruby-text></text:ruby><text:span text:style-name="T18"> <text:s text:c="23"/>tobillo</text:span></text:p>
          </table:table-cell>
        </table:table-row>
        <table:table-row>
          <table:covered-table-cell/>
          <table:covered-table-cell/>
          <table:table-cell table:style-name="Tabla37.A2" office:value-type="string">
            <text:p text:style-name="P19"><text:ruby text:style-name="Ru1"><text:ruby-base><text:span text:style-name="T11">手</text:span></text:ruby-base><text:ruby-text>て</text:ruby-text></text:ruby><text:ruby text:style-name="Ru1"><text:ruby-base><text:span text:style-name="T11">首</text:span></text:ruby-base><text:ruby-text>くび</text:ruby-text></text:ruby><text:span text:style-name="T18"> <text:s text:c="19"/>muñeca</text:span></text:p>
          </table:table-cell>
          <table:table-cell table:style-name="Tabla37.D2" office:value-type="string">
            <text:p text:style-name="P19"/>
          </table:table-cell>
        </table:table-row>
        <table:table-row>
          <table:covered-table-cell/>
          <table:table-cell table:style-name="Tabla37.A2" office:value-type="string">
            <text:p text:style-name="P23">シュ</text:p>
          </table:table-cell>
          <table:table-cell table:style-name="Tabla37.C3" office:value-type="string">
            <text:p text:style-name="P20"><text:ruby text:style-name="Ru1"><text:ruby-base><text:span text:style-name="T11">首</text:span></text:ruby-base><text:ruby-text>しゅ</text:ruby-text></text:ruby><text:ruby text:style-name="Ru1"><text:ruby-base><text:span text:style-name="T11">都</text:span></text:ruby-base><text:ruby-text>と</text:ruby-text></text:ruby><text:span text:style-name="T18"> <text:s text:c="7"/>capital (ciudad)</text:span></text:p>
          </table:table-cell>
          <table:table-cell table:style-name="Tabla37.D3" office:value-type="string">
            <text:p text:style-name="P31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row>
          <table:table-cell table:style-name="Tabla146.A1" table:number-rows-spanned="2" office:value-type="string">
            <text:p text:style-name="P13">体</text:p>
          </table:table-cell>
          <table:table-cell table:style-name="Tabla146.A1" office:value-type="string">
            <text:p text:style-name="P22">からだ</text:p>
          </table:table-cell>
          <table:table-cell table:style-name="Tabla146.A1" office:value-type="string">
            <text:p text:style-name="P11"><text:ruby text:style-name="Ru1"><text:ruby-base><text:span text:style-name="T9">体</text:span></text:ruby-base><text:ruby-text>からだ</text:ruby-text></text:ruby><text:span text:style-name="T7"> <text:s text:c="23"/>cuerpo <text:s/></text:span></text:p>
          </table:table-cell>
          <table:table-cell table:style-name="Tabla146.D1" office:value-type="string">
            <text:p text:style-name="P19"/>
          </table:table-cell>
        </table:table-row>
        <table:table-row>
          <table:covered-table-cell/>
          <table:table-cell table:style-name="Tabla146.B2" office:value-type="string">
            <text:p text:style-name="P22">タイ</text:p>
          </table:table-cell>
          <table:table-cell table:style-name="Tabla146.B2" office:value-type="string">
            <text:p text:style-name="P19"><text:ruby text:style-name="Ru1"><text:ruby-base><text:span text:style-name="T9">体</text:span></text:ruby-base><text:ruby-text>たい</text:ruby-text></text:ruby><text:ruby text:style-name="Ru1"><text:ruby-base><text:span text:style-name="T9">育</text:span></text:ruby-base><text:ruby-text>いく</text:ruby-text></text:ruby><text:span text:style-name="T7"> <text:s text:c="17"/>gimnasia</text:span></text:p>
          </table:table-cell>
          <table:table-cell table:style-name="Tabla146.D2" office:value-type="string">
            <text:p text:style-name="P19"><text:ruby text:style-name="Ru1"><text:ruby-base><text:span text:style-name="T9">体</text:span></text:ruby-base><text:ruby-text>たい</text:ruby-text></text:ruby><text:ruby text:style-name="Ru1"><text:ruby-base><text:span text:style-name="T9">育</text:span></text:ruby-base><text:ruby-text>いく</text:ruby-text></text:ruby><text:ruby text:style-name="Ru1"><text:ruby-base><text:span text:style-name="T9">館</text:span></text:ruby-base><text:ruby-text>かん</text:ruby-text></text:ruby><text:span text:style-name="T7"> <text:s text:c="14"/>gimnasio</text:span></text:p>
          </table:table-cell>
        </table:table-row>
      </table:table>
      <text:p text:style-name="P6"/>
      <table:table table:name="Tabla390" table:style-name="Tabla390">
        <table:table-column table:style-name="Tabla390.A"/>
        <table:table-column table:style-name="Tabla390.B"/>
        <table:table-column table:style-name="Tabla390.C"/>
        <table:table-column table:style-name="Tabla390.D"/>
        <table:table-row>
          <table:table-cell table:style-name="Tabla390.A1" table:number-rows-spanned="2" office:value-type="string">
            <text:p text:style-name="P13">身</text:p>
          </table:table-cell>
          <table:table-cell table:style-name="Tabla390.A1" office:value-type="string">
            <text:p text:style-name="P22">み</text:p>
          </table:table-cell>
          <table:table-cell table:style-name="Tabla390.A1" office:value-type="string">
            <text:p text:style-name="P19"><text:ruby text:style-name="Ru1"><text:ruby-base><text:span text:style-name="T9">身</text:span></text:ruby-base><text:ruby-text>み</text:ruby-text></text:ruby><text:span text:style-name="T7"> <text:s text:c="5"/>cuerpo (metafórico)</text:span></text:p>
            <text:p text:style-name="P24"><text:s text:c="5"/>“en el lugar de alguien”</text:p>
          </table:table-cell>
          <table:table-cell table:style-name="Tabla390.D1" office:value-type="string">
            <text:p text:style-name="P5"><text:ruby text:style-name="Ru1"><text:ruby-base><text:span text:style-name="T11">身</text:span></text:ruby-base><text:ruby-text>み</text:ruby-text></text:ruby><text:ruby text:style-name="Ru1"><text:ruby-base><text:span text:style-name="T11">分</text:span></text:ruby-base><text:ruby-text>ぶん</text:ruby-text></text:ruby><text:span text:style-name="T11">しょう</text:span><text:ruby text:style-name="Ru1"><text:ruby-base><text:span text:style-name="T11">明</text:span></text:ruby-base><text:ruby-text>めい</text:ruby-text></text:ruby><text:ruby text:style-name="Ru1"><text:ruby-base><text:span text:style-name="T11">書</text:span></text:ruby-base><text:ruby-text>しょ</text:ruby-text></text:ruby><text:span text:style-name="T18"> <text:s text:c="4"/>DNI</text:span></text:p>
          </table:table-cell>
        </table:table-row>
        <table:table-row>
          <table:covered-table-cell/>
          <table:table-cell table:style-name="Tabla390.B2" office:value-type="string">
            <text:p text:style-name="P22">シン</text:p>
          </table:table-cell>
          <table:table-cell table:style-name="Tabla390.B2" office:value-type="string">
            <text:p text:style-name="P19"><text:ruby text:style-name="Ru2"><text:ruby-base><text:span text:style-name="T9">全</text:span></text:ruby-base><text:ruby-text>ぜん</text:ruby-text></text:ruby><text:ruby text:style-name="Ru1"><text:ruby-base><text:span text:style-name="T9">身</text:span></text:ruby-base><text:ruby-text>しん</text:ruby-text></text:ruby><text:span text:style-name="T7"> <text:s text:c="13"/></text:span></text:p>
            <text:p text:style-name="P24"><text:s text:c="3"/>“de la cabeza a los pies”</text:p>
          </table:table-cell>
          <table:table-cell table:style-name="Tabla390.D2" office:value-type="string">
            <text:p text:style-name="P8"><text:ruby text:style-name="Ru1"><text:ruby-base><text:span text:style-name="T11">身</text:span></text:ruby-base><text:ruby-text>しん</text:ruby-text></text:ruby><text:ruby text:style-name="Ru1"><text:ruby-base><text:span text:style-name="T11">長</text:span></text:ruby-base><text:ruby-text>ちょう</text:ruby-text></text:ruby><text:span text:style-name="T7"> <text:s text:c="17"/>estatura</text:span></text:p>
          </table:table-cell>
        </table:table-row>
      </table:table>
      <text:p text:style-name="P2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office:value-type="string">
            <text:p text:style-name="P13">指</text:p>
          </table:table-cell>
          <table:table-cell table:style-name="Tabla161.A1" office:value-type="string">
            <text:p text:style-name="P22">ゆび</text:p>
          </table:table-cell>
          <table:table-cell table:style-name="Tabla161.A1" office:value-type="string">
            <text:p text:style-name="P11"><text:ruby text:style-name="Ru1"><text:ruby-base><text:span text:style-name="T11">指</text:span></text:ruby-base><text:ruby-text>ゆび</text:ruby-text></text:ruby><text:span text:style-name="T18"> <text:s text:c="28"/>dedo</text:span></text:p>
          </table:table-cell>
          <table:table-cell table:style-name="Tabla161.D1" office:value-type="string">
            <text:p text:style-name="P19"><text:ruby text:style-name="Ru1"><text:ruby-base><text:span text:style-name="T11">指</text:span></text:ruby-base><text:ruby-text>ゆび</text:ruby-text></text:ruby><text:span text:style-name="T11">わ</text:span><text:span text:style-name="T18"> <text:s text:c="25"/>anillo</text:span></text:p>
          </table:table-cell>
        </table:table-row>
      </table:table>
      <text:p text:style-name="P1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office:value-type="string">
            <text:p text:style-name="P13">歯</text:p>
          </table:table-cell>
          <table:table-cell table:style-name="Tabla162.A1" office:value-type="string">
            <text:p text:style-name="P22">は · ば</text:p>
          </table:table-cell>
          <table:table-cell table:style-name="Tabla162.A1" office:value-type="string">
            <text:p text:style-name="P11"><text:ruby text:style-name="Ru1"><text:ruby-base><text:span text:style-name="T11">歯</text:span></text:ruby-base><text:ruby-text>は</text:ruby-text></text:ruby><text:span text:style-name="T18"> <text:s text:c="27"/>diente</text:span></text:p>
          </table:table-cell>
          <table:table-cell table:style-name="Tabla162.D1" office:value-type="string">
            <text:p text:style-name="P11"><text:s/><text:ruby text:style-name="Ru1"><text:ruby-base><text:span text:style-name="T11">虫</text:span></text:ruby-base><text:ruby-text>むし</text:ruby-text></text:ruby><text:ruby text:style-name="Ru1"><text:ruby-base><text:span text:style-name="T11">歯</text:span></text:ruby-base><text:ruby-text>ば</text:ruby-text></text:ruby><text:span text:style-name="T18"> <text:s text:c="24"/>carie</text:span></text:p>
          </table:table-cell>
        </table:table-row>
      </table:table>
      <text:p text:style-name="P1"/>
      <table:table table:name="Tabla402" table:style-name="Tabla402">
        <table:table-column table:style-name="Tabla402.A"/>
        <table:table-column table:style-name="Tabla402.B"/>
        <table:table-column table:style-name="Tabla402.C"/>
        <table:table-column table:style-name="Tabla402.D"/>
        <table:table-row>
          <table:table-cell table:style-name="Tabla402.A1" office:value-type="string">
            <text:p text:style-name="P13">病</text:p>
          </table:table-cell>
          <table:table-cell table:style-name="Tabla402.A1" office:value-type="string">
            <text:p text:style-name="P22">ビョウ</text:p>
          </table:table-cell>
          <table:table-cell table:style-name="Tabla402.A1" office:value-type="string">
            <text:p text:style-name="P11"><text:ruby text:style-name="Ru1"><text:ruby-base><text:span text:style-name="T11">病</text:span></text:ruby-base><text:ruby-text>びょう</text:ruby-text></text:ruby><text:span text:style-name="T18"> <text:s text:c="12"/></text:span><text:span text:style-name="T21">enfermedad</text:span></text:p>
          </table:table-cell>
          <table:table-cell table:style-name="Tabla402.D1" office:value-type="string">
            <text:p text:style-name="P19"><text:ruby text:style-name="Ru1"><text:ruby-base><text:span text:style-name="T11">病</text:span></text:ruby-base><text:ruby-text>びょう</text:ruby-text></text:ruby><text:ruby text:style-name="Ru1"><text:ruby-base><text:span text:style-name="T11">気</text:span></text:ruby-base><text:ruby-text>き</text:ruby-text></text:ruby><text:span text:style-name="T18"> <text:s text:c="12"/>enfermedad</text:span></text:p>
          </table:table-cell>
        </table:table-row>
      </table:table>
      <text:p text:style-name="P4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row>
          <table:table-cell table:style-name="Tabla163.A1" table:number-rows-spanned="2" office:value-type="string">
            <text:p text:style-name="P3">力</text:p>
          </table:table-cell>
          <table:table-cell table:style-name="Tabla163.A1" office:value-type="string">
            <text:p text:style-name="P16">ちから</text:p>
          </table:table-cell>
          <table:table-cell table:style-name="Tabla163.A1" office:value-type="string">
            <text:p text:style-name="P11"><text:ruby text:style-name="Ru1"><text:ruby-base><text:span text:style-name="T11">力</text:span></text:ruby-base><text:ruby-text>ちから</text:ruby-text></text:ruby><text:span text:style-name="T18"> <text:s text:c="24"/>fuerza</text:span></text:p>
          </table:table-cell>
          <table:table-cell table:style-name="Tabla163.D1" office:value-type="string">
            <text:p text:style-name="P11"><text:ruby text:style-name="Ru1"><text:ruby-base><text:span text:style-name="T11">力</text:span></text:ruby-base><text:ruby-text>ちから</text:ruby-text></text:ruby><text:span text:style-name="T11">いっぱい</text:span></text:p>
            <text:p text:style-name="P17"><text:s text:c="22"/>toda la fuerza</text:p>
          </table:table-cell>
        </table:table-row>
        <table:table-row>
          <table:covered-table-cell/>
          <table:table-cell table:style-name="Tabla163.B2" office:value-type="string">
            <text:p text:style-name="P23">リョク</text:p>
          </table:table-cell>
          <table:table-cell table:style-name="Tabla163.C2" office:value-type="string">
            <text:p text:style-name="P19"><text:ruby text:style-name="Ru1"><text:ruby-base><text:span text:style-name="T9">体</text:span></text:ruby-base><text:ruby-text>たい</text:ruby-text></text:ruby><text:ruby text:style-name="Ru1"><text:ruby-base><text:span text:style-name="T9">力</text:span></text:ruby-base><text:ruby-text>りょく</text:ruby-text></text:ruby><text:span text:style-name="T18"> </text:span></text:p>
            <text:p text:style-name="P24"><text:s/>fuerza, resistencia (física)</text:p>
          </table:table-cell>
          <table:table-cell table:style-name="Tabla163.D2" office:value-type="string">
            <text:p text:style-name="P11"/>
          </table:table-cell>
        </table:table-row>
      </table:table>
      <text:p text:style-name="P4"/>
      <text:p text:style-name="P4"/>
      <text:p text:style-name="P4"/>
      <text:p text:style-name="P4"/>
      <text:p text:style-name="P4"><text:soft-page-break/></text:p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13">手</text:p>
            </table:table-cell>
            <table:table-cell table:style-name="Tabla164.A1" table:number-rows-spanned="2" office:value-type="string">
              <text:p text:style-name="P16">て</text:p>
            </table:table-cell>
            <table:table-cell table:style-name="Tabla164.A1" office:value-type="string">
              <text:p text:style-name="P11"><text:ruby text:style-name="Ru1"><text:ruby-base><text:span text:style-name="T11">手</text:span></text:ruby-base><text:ruby-text>て</text:ruby-text></text:ruby><text:span text:style-name="T18"> <text:s text:c="28"/>mano</text:span></text:p>
            </table:table-cell>
            <table:table-cell table:style-name="Tabla164.D1" office:value-type="string">
              <text:p text:style-name="P44"><text:ruby text:style-name="Ru1"><text:ruby-base><text:span text:style-name="T11">手</text:span></text:ruby-base><text:ruby-text>て</text:ruby-text></text:ruby><text:ruby text:style-name="Ru1"><text:ruby-base><text:span text:style-name="T11">助</text:span></text:ruby-base><text:ruby-text>だす</text:ruby-text></text:ruby><text:span text:style-name="T11">けする</text:span><text:span text:style-name="T7"> <text:s text:c="9"/>ayudar</text:span></text:p>
            </table:table-cell>
          </table:table-row>
        </table:table-header-rows>
        <table:table-row>
          <table:covered-table-cell/>
          <table:covered-table-cell/>
          <table:table-cell table:style-name="Tabla164.C2" office:value-type="string">
            <text:p text:style-name="P12"><text:ruby text:style-name="Ru1"><text:ruby-base><text:span text:style-name="T11">手</text:span></text:ruby-base><text:ruby-text>て</text:ruby-text></text:ruby><text:span text:style-name="T11">つだう</text:span><text:span text:style-name="T18"> <text:s text:c="7"/></text:span></text:p>
            <text:p text:style-name="P12"><text:span text:style-name="T18"><text:s text:c="2"/>ayudar (echar una mano)</text:span></text:p>
          </table:table-cell>
          <table:table-cell table:style-name="Tabla164.D2" office:value-type="string">
            <text:p text:style-name="P34"><text:ruby text:style-name="Ru1"><text:ruby-base><text:span text:style-name="T2">手</text:span></text:ruby-base><text:ruby-text>て</text:ruby-text></text:ruby><text:span text:style-name="T2">じな</text:span><text:span text:style-name="T4"> <text:s/></text:span></text:p>
            <text:p text:style-name="P34"><text:span text:style-name="T4"><text:s text:c="15"/>magia (ilusionista)</text:span></text:p>
          </table:table-cell>
        </table:table-row>
        <table:table-row>
          <table:covered-table-cell/>
          <table:table-cell table:style-name="Tabla164.B3" office:value-type="string">
            <text:p text:style-name="P16">シュ</text:p>
          </table:table-cell>
          <table:table-cell table:style-name="Tabla164.C2" office:value-type="string">
            <text:p text:style-name="P11"><text:span text:style-name="T11">せん</text:span><text:ruby text:style-name="Ru1"><text:ruby-base><text:span text:style-name="T11">手</text:span></text:ruby-base><text:ruby-text>しゅ</text:ruby-text></text:ruby><text:span text:style-name="T18"> <text:s text:c="12"/></text:span></text:p>
            <text:p text:style-name="P17"><text:s text:c="11"/>jugador (deportista)</text:p>
          </table:table-cell>
          <table:table-cell table:style-name="Tabla164.D2" office:value-type="string">
            <text:p text:style-name="P11"><text:span text:style-name="T11">あく</text:span><text:ruby text:style-name="Ru1"><text:ruby-base><text:span text:style-name="T11">手</text:span></text:ruby-base><text:ruby-text>しゅ</text:ruby-text></text:ruby><text:span text:style-name="T11">する</text:span><text:span text:style-name="T18"> </text:span></text:p>
            <text:p text:style-name="P17"><text:s text:c="21"/>darse la mano</text:p>
          </table:table-cell>
        </table:table-row>
      </table:table>
      <text:p text:style-name="P7"/>
      <table:table table:name="Tabla397" table:style-name="Tabla397">
        <table:table-column table:style-name="Tabla397.A"/>
        <table:table-column table:style-name="Tabla397.B"/>
        <table:table-column table:style-name="Tabla397.C"/>
        <table:table-column table:style-name="Tabla397.D"/>
        <table:table-header-rows>
          <table:table-row>
            <table:table-cell table:style-name="Tabla397.A1" table:number-rows-spanned="2" office:value-type="string">
              <text:p text:style-name="P14">鼻</text:p>
            </table:table-cell>
            <table:table-cell table:style-name="Tabla397.A1" table:number-rows-spanned="2" office:value-type="string">
              <text:p text:style-name="P16">はな</text:p>
            </table:table-cell>
            <table:table-cell table:style-name="Tabla397.A1" office:value-type="string">
              <text:p text:style-name="P11"><text:ruby text:style-name="Ru1"><text:ruby-base><text:span text:style-name="T9">鼻</text:span></text:ruby-base><text:ruby-text>はな</text:ruby-text></text:ruby><text:span text:style-name="T18"> <text:s text:c="29"/>nariz</text:span></text:p>
            </table:table-cell>
            <table:table-cell table:style-name="Tabla397.D1" office:value-type="string">
              <text:p text:style-name="P27"><text:ruby text:style-name="Ru1"><text:ruby-base><text:span text:style-name="T16">鼻</text:span></text:ruby-base><text:ruby-text>はな</text:ruby-text></text:ruby><text:ruby text:style-name="Ru1"><text:ruby-base><text:span text:style-name="T16">歌</text:span></text:ruby-base><text:ruby-text>うた</text:ruby-text></text:ruby><text:span text:style-name="T17"> <text:s text:c="21"/>tarareo</text:span></text:p>
            </table:table-cell>
          </table:table-row>
        </table:table-header-rows>
        <table:table-row>
          <table:covered-table-cell/>
          <table:covered-table-cell/>
          <table:table-cell table:style-name="Tabla397.C2" office:value-type="string">
            <text:p text:style-name="P35"><text:ruby text:style-name="Ru1"><text:ruby-base><text:span text:style-name="T11">鼻</text:span></text:ruby-base><text:ruby-text>はな</text:ruby-text></text:ruby><text:ruby text:style-name="Ru1"><text:ruby-base><text:span text:style-name="T11">水</text:span></text:ruby-base><text:ruby-text>みず</text:ruby-text></text:ruby><text:span text:style-name="T7"> <text:s text:c="21"/>mocos</text:span></text:p>
          </table:table-cell>
          <table:table-cell table:style-name="Tabla397.D2" office:value-type="string">
            <text:p text:style-name="P27"/>
          </table:table-cell>
        </table:table-row>
      </table:table>
      <text:p text:style-name="P7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header-rows>
          <table:table-row>
            <table:table-cell table:style-name="Tabla165.A1" office:value-type="string">
              <text:p text:style-name="P14">目</text:p>
            </table:table-cell>
            <table:table-cell table:style-name="Tabla165.A1" office:value-type="string">
              <text:p text:style-name="P16">め</text:p>
            </table:table-cell>
            <table:table-cell table:style-name="Tabla165.A1" office:value-type="string">
              <text:p text:style-name="P11"><text:ruby text:style-name="Ru1"><text:ruby-base><text:span text:style-name="T9">目</text:span></text:ruby-base><text:ruby-text>め</text:ruby-text></text:ruby><text:span text:style-name="T18"> <text:s text:c="32"/>ojo</text:span></text:p>
            </table:table-cell>
            <table:table-cell table:style-name="Tabla165.D1" office:value-type="string">
              <text:p text:style-name="P11"/>
            </table:table-cell>
          </table:table-row>
        </table:table-header-rows>
      </table:table>
      <text:p text:style-name="P7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header-rows>
          <table:table-row>
            <table:table-cell table:style-name="Tabla198.A1" office:value-type="string">
              <text:p text:style-name="P15">耳</text:p>
            </table:table-cell>
            <table:table-cell table:style-name="Tabla198.A1" office:value-type="string">
              <text:p text:style-name="P16">みみ</text:p>
            </table:table-cell>
            <table:table-cell table:style-name="Tabla198.A1" office:value-type="string">
              <text:p text:style-name="P11"><text:ruby text:style-name="Ru1"><text:ruby-base><text:span text:style-name="T9">耳</text:span></text:ruby-base><text:ruby-text>みみ</text:ruby-text></text:ruby><text:span text:style-name="T18"> <text:s text:c="28"/>oreja</text:span></text:p>
            </table:table-cell>
            <table:table-cell table:style-name="Tabla198.D1" office:value-type="string">
              <text:p text:style-name="P30"><text:ruby text:style-name="Ru1"><text:ruby-base><text:span text:style-name="T9">耳</text:span></text:ruby-base><text:ruby-text>みみ</text:ruby-text></text:ruby><text:span text:style-name="T9"> かざり</text:span><text:span text:style-name="T18"> <text:s text:c="5"/>pendientes</text:span></text:p>
            </table:table-cell>
          </table:table-row>
        </table:table-header-rows>
      </table:table>
      <text:p text:style-name="P1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table:number-rows-spanned="2" office:value-type="string">
            <text:p text:style-name="P13">毛</text:p>
          </table:table-cell>
          <table:table-cell table:style-name="Tabla303.A1" office:value-type="string">
            <text:p text:style-name="P22">け</text:p>
          </table:table-cell>
          <table:table-cell table:style-name="Tabla303.A1" office:value-type="string">
            <text:p text:style-name="P11"><text:ruby text:style-name="Ru1"><text:ruby-base><text:span text:style-name="T11">毛</text:span></text:ruby-base><text:ruby-text>け</text:ruby-text></text:ruby><text:span text:style-name="T18"> <text:s text:c="30"/>pelo</text:span></text:p>
          </table:table-cell>
          <table:table-cell table:style-name="Tabla303.D1" office:value-type="string">
            <text:p text:style-name="P24"/>
          </table:table-cell>
        </table:table-row>
        <table:table-row>
          <table:covered-table-cell/>
          <table:table-cell table:style-name="Tabla303.B2" office:value-type="string">
            <text:p text:style-name="P22">モウ</text:p>
          </table:table-cell>
          <table:table-cell table:style-name="Tabla303.B2" office:value-type="string">
            <text:p text:style-name="P11"><text:ruby text:style-name="Ru1"><text:ruby-base><text:span text:style-name="T11">毛</text:span></text:ruby-base><text:ruby-text>もう</text:ruby-text></text:ruby><text:span text:style-name="T11">ふ</text:span><text:span text:style-name="T18"> <text:s text:c="20"/>mantita</text:span></text:p>
          </table:table-cell>
          <table:table-cell table:style-name="Tabla303.D2" office:value-type="string">
            <text:p text:style-name="P19"/>
            <text:p text:style-name="P19"/>
          </table:table-cell>
        </table:table-row>
      </table:table>
      <text:p text:style-name="P1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header-rows>
          <table:table-row>
            <table:table-cell table:style-name="Tabla315.A1" table:number-rows-spanned="3" office:value-type="string">
              <text:p text:style-name="P13">足</text:p>
            </table:table-cell>
            <table:table-cell table:style-name="Tabla315.A1" office:value-type="string">
              <text:p text:style-name="P16">あし</text:p>
            </table:table-cell>
            <table:table-cell table:style-name="Tabla315.A1" office:value-type="string">
              <text:p text:style-name="P11"><text:ruby text:style-name="Ru2"><text:ruby-base><text:span text:style-name="T9">足</text:span></text:ruby-base><text:ruby-text>あし</text:ruby-text></text:ruby><text:span text:style-name="T18"> <text:s text:c="17"/>　 　 <text:s text:c="5"/>pie</text:span></text:p>
            </table:table-cell>
            <table:table-cell table:style-name="Tabla315.D1" office:value-type="string">
              <text:p text:style-name="P19"><text:span text:style-name="T18"/></text:p>
            </table:table-cell>
          </table:table-row>
        </table:table-header-rows>
        <table:table-row>
          <table:covered-table-cell/>
          <table:table-cell table:style-name="Tabla315.B2" office:value-type="string">
            <text:p text:style-name="P16">た</text:p>
          </table:table-cell>
          <table:table-cell table:style-name="Tabla315.C2" office:value-type="string">
            <text:p text:style-name="P11"><text:ruby text:style-name="Ru1"><text:ruby-base><text:span text:style-name="T9">足</text:span></text:ruby-base><text:ruby-text>た</text:ruby-text></text:ruby><text:span text:style-name="T9">りる</text:span><text:span text:style-name="T18"> <text:s text:c="7"/>ser suficiente</text:span></text:p>
          </table:table-cell>
          <table:table-cell table:style-name="Tabla315.D2" office:value-type="string">
            <text:p text:style-name="P11"/>
          </table:table-cell>
        </table:table-row>
        <table:table-row>
          <table:covered-table-cell/>
          <table:table-cell table:style-name="Tabla315.B2" office:value-type="string">
            <text:p text:style-name="P16">ソク</text:p>
          </table:table-cell>
          <table:table-cell table:style-name="Tabla315.C2" office:value-type="string">
            <text:p text:style-name="P11"><text:span text:style-name="T10">~</text:span><text:ruby text:style-name="Ru1"><text:ruby-base><text:span text:style-name="T9">足</text:span></text:ruby-base><text:ruby-text>そく</text:ruby-text></text:ruby><text:span text:style-name="T18"> <text:s text:c="19"/></text:span><text:span text:style-name="T23">[pares]</text:span></text:p>
          </table:table-cell>
          <table:table-cell table:style-name="Tabla315.D2" office:value-type="string">
            <text:p text:style-name="P11"/>
          </table:table-cell>
        </table:table-row>
      </table:table>
      <text:p text:style-name="P7"/>
      <text:p text:style-name="P7"/>
      <text:p text:style-name="P7"/>
      <table:table table:name="Tabla394" table:style-name="Tabla394">
        <table:table-column table:style-name="Tabla394.A"/>
        <table:table-column table:style-name="Tabla394.B"/>
        <table:table-column table:style-name="Tabla394.C"/>
        <table:table-column table:style-name="Tabla394.D"/>
        <table:table-header-rows>
          <table:table-row>
            <table:table-cell table:style-name="Tabla394.A1" office:value-type="string">
              <text:p text:style-name="P14">皮</text:p>
            </table:table-cell>
            <table:table-cell table:style-name="Tabla394.A1" office:value-type="string">
              <text:p text:style-name="P16">かわ</text:p>
            </table:table-cell>
            <table:table-cell table:style-name="Tabla394.A1" office:value-type="string">
              <text:p text:style-name="P11"><text:ruby text:style-name="Ru1"><text:ruby-base><text:span text:style-name="T9">皮</text:span></text:ruby-base><text:ruby-text>かわ</text:ruby-text></text:ruby><text:span text:style-name="T18"> <text:s text:c="31"/>piel <text:s text:c="2"/></text:span></text:p>
            </table:table-cell>
            <table:table-cell table:style-name="Tabla394.D1" office:value-type="string">
              <text:p text:style-name="P11"/>
            </table:table-cell>
          </table:table-row>
        </table:table-header-rows>
      </table:table>
      <text:p text:style-name="P7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table:number-rows-spanned="3" office:value-type="string">
            <text:p text:style-name="P13">息</text:p>
          </table:table-cell>
          <table:table-cell table:style-name="Tabla329.A1" table:number-rows-spanned="2" office:value-type="string">
            <text:p text:style-name="P22">いき</text:p>
          </table:table-cell>
          <table:table-cell table:style-name="Tabla329.A1" office:value-type="string">
            <text:p text:style-name="P11"><text:ruby text:style-name="Ru1"><text:ruby-base><text:span text:style-name="T11">息</text:span></text:ruby-base><text:ruby-text>いき</text:ruby-text></text:ruby><text:span text:style-name="T18"> <text:s text:c="18"/>respiración</text:span></text:p>
          </table:table-cell>
          <table:table-cell table:style-name="Tabla329.D1" office:value-type="string">
            <text:p text:style-name="P19"><text:ruby text:style-name="Ru1"><text:ruby-base><text:span text:style-name="T11">息</text:span></text:ruby-base><text:ruby-text>いき</text:ruby-text></text:ruby><text:span text:style-name="T11">する</text:span><text:span text:style-name="T18"> <text:s text:c="17"/>respirar</text:span></text:p>
          </table:table-cell>
        </table:table-row>
        <table:table-row>
          <table:covered-table-cell/>
          <table:covered-table-cell/>
          <table:table-cell table:style-name="Tabla329.C2" office:value-type="string">
            <text:p text:style-name="P19"><text:ruby text:style-name="Ru1"><text:ruby-base><text:span text:style-name="T11">一</text:span></text:ruby-base><text:ruby-text>ひと</text:ruby-text></text:ruby><text:ruby text:style-name="Ru1"><text:ruby-base><text:span text:style-name="T11">息</text:span></text:ruby-base><text:ruby-text>いき</text:ruby-text></text:ruby><text:span text:style-name="T11">する</text:span><text:span text:style-name="T18"> <text:s/></text:span></text:p>
            <text:p text:style-name="P24"><text:s text:c="12"/>tomarse un respiro</text:p>
          </table:table-cell>
          <table:table-cell table:style-name="Tabla329.D2" office:value-type="string">
            <text:p text:style-name="P19"/>
          </table:table-cell>
        </table:table-row>
        <table:table-row>
          <table:covered-table-cell/>
          <table:table-cell table:style-name="Tabla329.C2" office:value-type="string">
            <text:p text:style-name="P22">ソク</text:p>
          </table:table-cell>
          <table:table-cell table:style-name="Tabla329.C2" office:value-type="string">
            <text:p text:style-name="P11"><text:ruby text:style-name="Ru1"><text:ruby-base><text:span text:style-name="T11">休</text:span></text:ruby-base><text:ruby-text>きゅう</text:ruby-text></text:ruby><text:ruby text:style-name="Ru1"><text:ruby-base><text:span text:style-name="T11">息</text:span></text:ruby-base><text:ruby-text>そく</text:ruby-text></text:ruby><text:span text:style-name="T18"> <text:s text:c="13"/>descanso</text:span></text:p>
          </table:table-cell>
          <table:table-cell table:style-name="Tabla329.D2" office:value-type="string">
            <text:p text:style-name="P19"/>
          </table:table-cell>
        </table:table-row>
      </table:table>
      <text:p text:style-name="P1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table:number-rows-spanned="2" office:value-type="string">
            <text:p text:style-name="P13">血</text:p>
          </table:table-cell>
          <table:table-cell table:style-name="Tabla330.A1" office:value-type="string">
            <text:p text:style-name="P22">ち</text:p>
          </table:table-cell>
          <table:table-cell table:style-name="Tabla330.A1" office:value-type="string">
            <text:p text:style-name="P11"><text:ruby text:style-name="Ru1"><text:ruby-base><text:span text:style-name="T5">血</text:span></text:ruby-base><text:ruby-text>ち</text:ruby-text></text:ruby><text:span text:style-name="T18"> <text:s text:c="25"/>sangre</text:span></text:p>
          </table:table-cell>
          <table:table-cell table:style-name="Tabla330.D1" office:value-type="string">
            <text:p text:style-name="P19"/>
          </table:table-cell>
        </table:table-row>
        <table:table-row>
          <table:covered-table-cell/>
          <table:table-cell table:style-name="Tabla330.B2" office:value-type="string">
            <text:p text:style-name="P23">ケツ</text:p>
          </table:table-cell>
          <table:table-cell table:style-name="Tabla330.C2" office:value-type="string">
            <text:p text:style-name="P20"><text:ruby text:style-name="Ru1"><text:ruby-base><text:span text:style-name="T11">出</text:span></text:ruby-base><text:ruby-text>しゅっ</text:ruby-text></text:ruby><text:ruby text:style-name="Ru1"><text:ruby-base><text:span text:style-name="T11">血</text:span></text:ruby-base><text:ruby-text>けつ</text:ruby-text></text:ruby><text:span text:style-name="T11">する</text:span><text:span text:style-name="T18"> <text:s text:c="8"/>sangrar</text:span></text:p>
          </table:table-cell>
          <table:table-cell table:style-name="Tabla330.D2" office:value-type="string">
            <text:p text:style-name="P25"/>
          </table:table-cell>
        </table:table-row>
      </table:table>
      <text:p text:style-name="P1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table:number-rows-spanned="2" office:value-type="string">
            <text:p text:style-name="P13">声</text:p>
          </table:table-cell>
          <table:table-cell table:style-name="Tabla338.A1" office:value-type="string">
            <text:p text:style-name="P22">こえ · ごえ</text:p>
          </table:table-cell>
          <table:table-cell table:style-name="Tabla338.A1" office:value-type="string">
            <text:p text:style-name="P11"><text:ruby text:style-name="Ru1"><text:ruby-base><text:span text:style-name="T11">声</text:span></text:ruby-base><text:ruby-text>こえ</text:ruby-text></text:ruby><text:span text:style-name="T18"> <text:s text:c="30"/>voz</text:span></text:p>
          </table:table-cell>
          <table:table-cell table:style-name="Tabla338.D1" office:value-type="string">
            <text:p text:style-name="P19"><text:ruby text:style-name="Ru1"><text:ruby-base><text:span text:style-name="T11">歌</text:span></text:ruby-base><text:ruby-text>うた</text:ruby-text></text:ruby><text:ruby text:style-name="Ru1"><text:ruby-base><text:span text:style-name="T3">声</text:span></text:ruby-base><text:ruby-text>ごえ</text:ruby-text></text:ruby><text:span text:style-name="T18"> <text:s text:c="11"/>voz cantando <text:s text:c="3"/></text:span></text:p>
          </table:table-cell>
        </table:table-row>
        <table:table-row>
          <table:covered-table-cell/>
          <table:table-cell table:style-name="Tabla338.B2" office:value-type="string">
            <text:p text:style-name="P22">セイ</text:p>
          </table:table-cell>
          <table:table-cell table:style-name="Tabla338.B2" office:value-type="string">
            <text:p text:style-name="P11"><text:ruby text:style-name="Ru1"><text:ruby-base><text:span text:style-name="T11">名</text:span></text:ruby-base><text:ruby-text>めい</text:ruby-text></text:ruby><text:ruby text:style-name="Ru1"><text:ruby-base><text:span text:style-name="T11">声</text:span></text:ruby-base><text:ruby-text>せい</text:ruby-text></text:ruby><text:span text:style-name="T18"> <text:s text:c="14"/>reputación</text:span></text:p>
          </table:table-cell>
          <table:table-cell table:style-name="Tabla338.D2" office:value-type="string">
            <text:p text:style-name="P19"/>
          </table:table-cell>
        </table:table-row>
      </table:table>
      <text:p text:style-name="P2"/>
      <table:table table:name="Tabla414" table:style-name="Tabla414">
        <table:table-column table:style-name="Tabla414.A"/>
        <table:table-column table:style-name="Tabla414.B"/>
        <table:table-column table:style-name="Tabla414.C"/>
        <table:table-column table:style-name="Tabla414.D"/>
        <table:table-row>
          <table:table-cell table:style-name="Tabla414.A1" table:number-rows-spanned="2" office:value-type="string">
            <text:p text:style-name="P13">命</text:p>
          </table:table-cell>
          <table:table-cell table:style-name="Tabla414.A1" office:value-type="string">
            <text:p text:style-name="P22">いのち</text:p>
          </table:table-cell>
          <table:table-cell table:style-name="Tabla414.A1" office:value-type="string">
            <text:p text:style-name="P11"><text:ruby text:style-name="Ru1"><text:ruby-base><text:span text:style-name="T11">命</text:span></text:ruby-base><text:ruby-text>いのち</text:ruby-text></text:ruby><text:span text:style-name="T18">　 <text:s text:c="6"/>vida (biológica)</text:span></text:p>
          </table:table-cell>
          <table:table-cell table:style-name="Tabla414.D1" office:value-type="string">
            <text:p text:style-name="P19"/>
          </table:table-cell>
        </table:table-row>
        <table:table-row>
          <table:covered-table-cell/>
          <table:table-cell table:style-name="Tabla414.B2" office:value-type="string">
            <text:p text:style-name="P22">メイ</text:p>
          </table:table-cell>
          <table:table-cell table:style-name="Tabla414.B2" office:value-type="string">
            <text:p text:style-name="P11"><text:ruby text:style-name="Ru1"><text:ruby-base><text:span text:style-name="T11">運</text:span></text:ruby-base><text:ruby-text>うん</text:ruby-text></text:ruby><text:ruby text:style-name="Ru1"><text:ruby-base><text:span text:style-name="T11">命</text:span></text:ruby-base><text:ruby-text>めい</text:ruby-text></text:ruby><text:span text:style-name="T18">　 <text:s text:c="16"/>destino</text:span></text:p>
          </table:table-cell>
          <table:table-cell table:style-name="Tabla414.D2" office:value-type="string">
            <text:p text:style-name="P1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Lucida Sans1" svg:font-family="'Lucida Sans'"/>
    <style:font-face style:name="OpenSymbol" svg:font-family="OpenSymbol"/>
    <style:font-face style:name="SimSun" svg:font-family="SimSun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63</meta:editing-cycles>
    <meta:editing-duration>P11DT16H9M15S</meta:editing-duration>
    <dc:date>2014-05-06T19:32:56</dc:date>
    <meta:print-date>2014-03-17T23:59:17</meta:print-date>
    <dc:creator>manu tero</dc:creator>
    <meta:printed-by>manu tero</meta:printed-by>
    <meta:document-statistic meta:table-count="22" meta:image-count="0" meta:object-count="0" meta:page-count="2" meta:paragraph-count="135" meta:word-count="334" meta:character-count="2043"/>
  </office:meta>
</office:document-meta>
</file>